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*Gurobi <text:s/>TL 1800s</text:p>
          </table:table-cell>
          <table:covered-table-cell/>
          <table:covered-table-cell table:style-name="ce6"/>
          <table:covered-table-cell table:style-name="ce7"/>
          <table:covered-table-cell table:number-columns-repeated="4"/>
          <table:covered-table-cell table:style-name="ce7"/>
          <table:covered-table-cell table:number-columns-repeated="6"/>
          <table:covered-table-cell table:style-name="ce7"/>
          <table:covered-table-cell table:number-columns-repeated="5"/>
          <table:covered-table-cell table:style-name="ce7"/>
          <table:covered-table-cell table:number-columns-repeated="100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QP</text:p>
          </table:table-cell>
          <table:covered-table-cell table:style-name="ce7"/>
          <table:covered-table-cell table:number-columns-repeated="3"/>
          <table:table-cell table:style-name="ce6" office:value-type="string" calcext:value-type="string" table:number-columns-spanned="6" table:number-rows-spanned="1">
            <text:p>QP+DomCuts</text:p>
          </table:table-cell>
          <table:covered-table-cell table:style-name="ce7"/>
          <table:covered-table-cell table:number-columns-repeated="4"/>
          <table:table-cell table:style-name="ce6" office:value-type="string" calcext:value-type="string" table:number-columns-spanned="6" table:number-rows-spanned="1">
            <text:p>QCR + QP</text:p>
          </table:table-cell>
          <table:covered-table-cell/>
          <table:covered-table-cell table:style-name="ce7"/>
          <table:covered-table-cell table:number-columns-repeated="3"/>
          <table:table-cell table:style-name="ce6" office:value-type="string" calcext:value-type="string" table:number-columns-spanned="7" table:number-rows-spanned="1">
            <text:p>QCR+QP+DomCuts</text:p>
          </table:table-cell>
          <table:covered-table-cell/>
          <table:covered-table-cell table:style-name="ce7"/>
          <table:covered-table-cell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j</text:p>
          </table:table-cell>
          <table:table-cell table:style-name="ce4" office:value-type="string" calcext:value-type="string">
            <text:p>optimal ?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 nodes</text:p>
          </table:table-cell>
          <table:table-cell office:value-type="string" calcext:value-type="string">
            <text:p>root relax val</text:p>
          </table:table-cell>
          <table:table-cell office:value-type="string" calcext:value-type="string">
            <text:p>obj</text:p>
          </table:table-cell>
          <table:table-cell table:style-name="ce4" office:value-type="string" calcext:value-type="string">
            <text:p>optimal ?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 nodes</text:p>
          </table:table-cell>
          <table:table-cell table:style-name="ce2" office:value-type="string" calcext:value-type="string">
            <text:p>root relax val</text:p>
          </table:table-cell>
          <table:table-cell office:value-type="string" calcext:value-type="string">
            <text:p># dom cuts</text:p>
          </table:table-cell>
          <table:table-cell office:value-type="string" calcext:value-type="string">
            <text:p>QCR time(s)</text:p>
          </table:table-cell>
          <table:table-cell office:value-type="string" calcext:value-type="string">
            <text:p>obj</text:p>
          </table:table-cell>
          <table:table-cell table:style-name="ce4" office:value-type="string" calcext:value-type="string">
            <text:p>optimal ?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 nodes</text:p>
          </table:table-cell>
          <table:table-cell office:value-type="string" calcext:value-type="string">
            <text:p>root relax val</text:p>
          </table:table-cell>
          <table:table-cell office:value-type="string" calcext:value-type="string">
            <text:p>QCR time(s)</text:p>
          </table:table-cell>
          <table:table-cell office:value-type="string" calcext:value-type="string">
            <text:p>obj</text:p>
          </table:table-cell>
          <table:table-cell table:style-name="ce4" office:value-type="string" calcext:value-type="string">
            <text:p>optimal ?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 nodes</text:p>
          </table:table-cell>
          <table:table-cell table:style-name="ce2" office:value-type="string" calcext:value-type="string">
            <text:p>root relax val</text:p>
          </table:table-cell>
          <table:table-cell office:value-type="string" calcext:value-type="string">
            <text:p># dom cut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1_2_2019_b.txt 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585" calcext:value-type="float">
            <text:p>0.0585</text:p>
          </table:table-cell>
          <table:table-cell office:value-type="float" office:value="1054" calcext:value-type="float">
            <text:p>1054</text:p>
          </table:table-cell>
          <table:table-cell office:value-type="float" office:value="77.61" calcext:value-type="float">
            <text:p>77.61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637" calcext:value-type="float">
            <text:p>0.0637</text:p>
          </table:table-cell>
          <table:table-cell office:value-type="float" office:value="571" calcext:value-type="float">
            <text:p>571</text:p>
          </table:table-cell>
          <table:table-cell office:value-type="float" office:value="77.17" calcext:value-type="float">
            <text:p>77.17</text:p>
          </table:table-cell>
          <table:table-cell office:value-type="float" office:value="120" calcext:value-type="float">
            <text:p>120</text:p>
          </table:table-cell>
          <table:table-cell office:value-type="float" office:value="6.0328" calcext:value-type="float">
            <text:p>6.0328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72" calcext:value-type="float">
            <text:p>0.072</text:p>
          </table:table-cell>
          <table:table-cell office:value-type="float" office:value="1343" calcext:value-type="float">
            <text:p>1343</text:p>
          </table:table-cell>
          <table:table-cell office:value-type="float" office:value="70.69" calcext:value-type="float">
            <text:p>70.69</text:p>
          </table:table-cell>
          <table:table-cell office:value-type="float" office:value="6.7237" calcext:value-type="float">
            <text:p>6.7237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7" calcext:value-type="float">
            <text:p>0.027</text:p>
          </table:table-cell>
          <table:table-cell office:value-type="float" office:value="196" calcext:value-type="float">
            <text:p>196</text:p>
          </table:table-cell>
          <table:table-cell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1_2_2019.txt 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557" calcext:value-type="float">
            <text:p>0.0557</text:p>
          </table:table-cell>
          <table:table-cell office:value-type="float" office:value="1054" calcext:value-type="float">
            <text:p>1054</text:p>
          </table:table-cell>
          <table:table-cell office:value-type="float" office:value="77.61" calcext:value-type="float">
            <text:p>77.61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61" calcext:value-type="float">
            <text:p>0.061</text:p>
          </table:table-cell>
          <table:table-cell office:value-type="float" office:value="571" calcext:value-type="float">
            <text:p>571</text:p>
          </table:table-cell>
          <table:table-cell office:value-type="float" office:value="77.17" calcext:value-type="float">
            <text:p>77.17</text:p>
          </table:table-cell>
          <table:table-cell office:value-type="float" office:value="120" calcext:value-type="float">
            <text:p>120</text:p>
          </table:table-cell>
          <table:table-cell office:value-type="float" office:value="6.259" calcext:value-type="float">
            <text:p>6.259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996" calcext:value-type="float">
            <text:p>0.0996</text:p>
          </table:table-cell>
          <table:table-cell office:value-type="float" office:value="1343" calcext:value-type="float">
            <text:p>1343</text:p>
          </table:table-cell>
          <table:table-cell office:value-type="float" office:value="70.69" calcext:value-type="float">
            <text:p>70.69</text:p>
          </table:table-cell>
          <table:table-cell office:value-type="float" office:value="7.8285" calcext:value-type="float">
            <text:p>7.8285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57" calcext:value-type="float">
            <text:p>0.0257</text:p>
          </table:table-cell>
          <table:table-cell office:value-type="float" office:value="196" calcext:value-type="float">
            <text:p>196</text:p>
          </table:table-cell>
          <table:table-cell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 Cut gka1a.txt </text:p>
          </table:table-cell>
          <table:table-cell office:value-type="float" office:value="50" calcext:value-type="float">
            <text:p>50</text:p>
          </table:table-cell>
          <table:table-cell office:value-type="float" office:value="1762" calcext:value-type="float">
            <text:p>176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4415" calcext:value-type="float">
            <text:p>0.4415</text:p>
          </table:table-cell>
          <table:table-cell office:value-type="float" office:value="7704" calcext:value-type="float">
            <text:p>7704</text:p>
          </table:table-cell>
          <table:table-cell office:value-type="float" office:value="2938.46" calcext:value-type="float">
            <text:p>2938.46</text:p>
          </table:table-cell>
          <table:table-cell office:value-type="float" office:value="1762" calcext:value-type="float">
            <text:p>176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4715" calcext:value-type="float">
            <text:p>0.4715</text:p>
          </table:table-cell>
          <table:table-cell office:value-type="float" office:value="5299" calcext:value-type="float">
            <text:p>5299</text:p>
          </table:table-cell>
          <table:table-cell office:value-type="float" office:value="2894.43" calcext:value-type="float">
            <text:p>2894.43</text:p>
          </table:table-cell>
          <table:table-cell office:value-type="float" office:value="82" calcext:value-type="float">
            <text:p>82</text:p>
          </table:table-cell>
          <table:table-cell office:value-type="float" office:value="3.6616" calcext:value-type="float">
            <text:p>3.6616</text:p>
          </table:table-cell>
          <table:table-cell office:value-type="float" office:value="1762.15" calcext:value-type="float">
            <text:p>1762.1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042" calcext:value-type="float">
            <text:p>0.1042</text:p>
          </table:table-cell>
          <table:table-cell office:value-type="float" office:value="1663" calcext:value-type="float">
            <text:p>1663</text:p>
          </table:table-cell>
          <table:table-cell office:value-type="float" office:value="1890.36" calcext:value-type="float">
            <text:p>1890.36</text:p>
          </table:table-cell>
          <table:table-cell office:value-type="float" office:value="3.8664" calcext:value-type="float">
            <text:p>3.8664</text:p>
          </table:table-cell>
          <table:table-cell office:value-type="float" office:value="1762" calcext:value-type="float">
            <text:p>176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469" calcext:value-type="float">
            <text:p>0.0469</text:p>
          </table:table-cell>
          <table:table-cell office:value-type="float" office:value="405" calcext:value-type="float">
            <text:p>405</text:p>
          </table:table-cell>
          <table:table-cell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538.05" calcext:value-type="float">
            <text:p>538.0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622.3148" calcext:value-type="float">
            <text:p>1622.3148</text:p>
          </table:table-cell>
          <table:table-cell office:value-type="float" office:value="21150532" calcext:value-type="float">
            <text:p>21150532</text:p>
          </table:table-cell>
          <table:table-cell office:value-type="float" office:value="962.29" calcext:value-type="float">
            <text:p>962.29</text:p>
          </table:table-cell>
          <table:table-cell office:value-type="float" office:value="590.75" calcext:value-type="float">
            <text:p>590.7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0005" calcext:value-type="float">
            <text:p>1800.0005</text:p>
          </table:table-cell>
          <table:table-cell office:value-type="float" office:value="3603413" calcext:value-type="float">
            <text:p>3603413</text:p>
          </table:table-cell>
          <table:table-cell office:value-type="float" office:value="962.29" calcext:value-type="float">
            <text:p>962.29</text:p>
          </table:table-cell>
          <table:table-cell office:value-type="float" office:value="972" calcext:value-type="float">
            <text:p>972</text:p>
          </table:table-cell>
          <table:table-cell office:value-type="float" office:value="10.0312" calcext:value-type="float">
            <text:p>10.0312</text:p>
          </table:table-cell>
          <table:table-cell office:value-type="float" office:value="538.04" calcext:value-type="float">
            <text:p>538.04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11" calcext:value-type="float">
            <text:p>0.0311</text:p>
          </table:table-cell>
          <table:table-cell office:value-type="float" office:value="288" calcext:value-type="float">
            <text:p>288</text:p>
          </table:table-cell>
          <table:table-cell office:value-type="float" office:value="539.96" calcext:value-type="float">
            <text:p>539.96</text:p>
          </table:table-cell>
          <table:table-cell office:value-type="float" office:value="11.5312" calcext:value-type="float">
            <text:p>11.5312</text:p>
          </table:table-cell>
          <table:table-cell office:value-type="float" office:value="538.04" calcext:value-type="float">
            <text:p>538.04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2251" calcext:value-type="float">
            <text:p>0.2251</text:p>
          </table:table-cell>
          <table:table-cell office:value-type="float" office:value="288" calcext:value-type="float">
            <text:p>288</text:p>
          </table:table-cell>
          <table:table-cell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602.06" calcext:value-type="float">
            <text:p>602.06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78.8412" calcext:value-type="float">
            <text:p>278.8412</text:p>
          </table:table-cell>
          <table:table-cell office:value-type="float" office:value="2653296" calcext:value-type="float">
            <text:p>2653296</text:p>
          </table:table-cell>
          <table:table-cell office:value-type="float" office:value="1071.48" calcext:value-type="float">
            <text:p>1071.48</text:p>
          </table:table-cell>
          <table:table-cell office:value-type="float" office:value="602.06" calcext:value-type="float">
            <text:p>602.06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462.0944" calcext:value-type="float">
            <text:p>1462.0944</text:p>
          </table:table-cell>
          <table:table-cell office:value-type="float" office:value="2555373" calcext:value-type="float">
            <text:p>2555373</text:p>
          </table:table-cell>
          <table:table-cell office:value-type="float" office:value="1071.48" calcext:value-type="float">
            <text:p>1071.48</text:p>
          </table:table-cell>
          <table:table-cell office:value-type="float" office:value="1156" calcext:value-type="float">
            <text:p>1156</text:p>
          </table:table-cell>
          <table:table-cell office:value-type="float" office:value="10.2848" calcext:value-type="float">
            <text:p>10.2848</text:p>
          </table:table-cell>
          <table:table-cell office:value-type="float" office:value="602.02" calcext:value-type="float">
            <text:p>602.0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682" calcext:value-type="float">
            <text:p>0.0682</text:p>
          </table:table-cell>
          <table:table-cell office:value-type="float" office:value="112" calcext:value-type="float">
            <text:p>112</text:p>
          </table:table-cell>
          <table:table-cell office:value-type="float" office:value="602.26" calcext:value-type="float">
            <text:p>602.26</text:p>
          </table:table-cell>
          <table:table-cell office:value-type="float" office:value="10.0318" calcext:value-type="float">
            <text:p>10.0318</text:p>
          </table:table-cell>
          <table:table-cell office:value-type="float" office:value="602" calcext:value-type="float">
            <text:p>60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296" calcext:value-type="float">
            <text:p>0.1296</text:p>
          </table:table-cell>
          <table:table-cell office:value-type="float" office:value="114" calcext:value-type="float">
            <text:p>114</text:p>
          </table:table-cell>
          <table:table-cell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1038.25" calcext:value-type="float">
            <text:p>1038.2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0002" calcext:value-type="float">
            <text:p>1800.0002</text:p>
          </table:table-cell>
          <table:table-cell office:value-type="float" office:value="10187974" calcext:value-type="float">
            <text:p>10187974</text:p>
          </table:table-cell>
          <table:table-cell office:value-type="float" office:value="1890.63" calcext:value-type="float">
            <text:p>1890.63</text:p>
          </table:table-cell>
          <table:table-cell office:value-type="float" office:value="1143.44" calcext:value-type="float">
            <text:p>1143.44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001" calcext:value-type="float">
            <text:p>1800.001</text:p>
          </table:table-cell>
          <table:table-cell office:value-type="float" office:value="1255050" calcext:value-type="float">
            <text:p>1255050</text:p>
          </table:table-cell>
          <table:table-cell office:value-type="float" office:value="1890.63" calcext:value-type="float">
            <text:p>1890.63</text:p>
          </table:table-cell>
          <table:table-cell office:value-type="float" office:value="1950" calcext:value-type="float">
            <text:p>1950</text:p>
          </table:table-cell>
          <table:table-cell office:value-type="float" office:value="10.1383" calcext:value-type="float">
            <text:p>10.1383</text:p>
          </table:table-cell>
          <table:table-cell office:value-type="float" office:value="900.05" calcext:value-type="float">
            <text:p>900.0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128" calcext:value-type="float">
            <text:p>0.0128</text:p>
          </table:table-cell>
          <table:table-cell office:value-type="float" office:value="27" calcext:value-type="float">
            <text:p>27</text:p>
          </table:table-cell>
          <table:table-cell office:value-type="float" office:value="900.05" calcext:value-type="float">
            <text:p>900.05</text:p>
          </table:table-cell>
          <table:table-cell office:value-type="float" office:value="10.5718" calcext:value-type="float">
            <text:p>10.5718</text:p>
          </table:table-cell>
          <table:table-cell office:value-type="float" office:value="900.05" calcext:value-type="float">
            <text:p>900.0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6" calcext:value-type="float">
            <text:p>0.16</text:p>
          </table:table-cell>
          <table:table-cell office:value-type="float" office:value="36" calcext:value-type="float">
            <text:p>36</text:p>
          </table:table-cell>
          <table:table-cell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199" calcext:value-type="float">
            <text:p>199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3.0896" calcext:value-type="float">
            <text:p>13.0896</text:p>
          </table:table-cell>
          <table:table-cell office:value-type="float" office:value="275230" calcext:value-type="float">
            <text:p>275230</text:p>
          </table:table-cell>
          <table:table-cell office:value-type="float" office:value="385.31" calcext:value-type="float">
            <text:p>385.31</text:p>
          </table:table-cell>
          <table:table-cell office:value-type="float" office:value="199.01" calcext:value-type="float">
            <text:p>199.0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47.3786" calcext:value-type="float">
            <text:p>47.3786</text:p>
          </table:table-cell>
          <table:table-cell office:value-type="float" office:value="274036" calcext:value-type="float">
            <text:p>274036</text:p>
          </table:table-cell>
          <table:table-cell office:value-type="float" office:value="385.56" calcext:value-type="float">
            <text:p>385.56</text:p>
          </table:table-cell>
          <table:table-cell office:value-type="float" office:value="444" calcext:value-type="float">
            <text:p>444</text:p>
          </table:table-cell>
          <table:table-cell office:value-type="float" office:value="2.7357" calcext:value-type="float">
            <text:p>2.7357</text:p>
          </table:table-cell>
          <table:table-cell office:value-type="float" office:value="199.01" calcext:value-type="float">
            <text:p>199.0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665" calcext:value-type="float">
            <text:p>0.0665</text:p>
          </table:table-cell>
          <table:table-cell office:value-type="float" office:value="983" calcext:value-type="float">
            <text:p>983</text:p>
          </table:table-cell>
          <table:table-cell office:value-type="float" office:value="199.41" calcext:value-type="float">
            <text:p>199.41</text:p>
          </table:table-cell>
          <table:table-cell office:value-type="float" office:value="3.5339" calcext:value-type="float">
            <text:p>3.5339</text:p>
          </table:table-cell>
          <table:table-cell office:value-type="float" office:value="199.01" calcext:value-type="float">
            <text:p>199.0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76" calcext:value-type="float">
            <text:p>0.076</text:p>
          </table:table-cell>
          <table:table-cell office:value-type="float" office:value="303" calcext:value-type="float">
            <text:p>303</text:p>
          </table:table-cell>
          <table:table-cell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2181" calcext:value-type="float">
            <text:p>218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46.1528" calcext:value-type="float">
            <text:p>46.1528</text:p>
          </table:table-cell>
          <table:table-cell office:value-type="float" office:value="249660" calcext:value-type="float">
            <text:p>249660</text:p>
          </table:table-cell>
          <table:table-cell office:value-type="float" office:value="4850" calcext:value-type="float">
            <text:p>4850</text:p>
          </table:table-cell>
          <table:table-cell office:value-type="float" office:value="2181.12" calcext:value-type="float">
            <text:p>2181.1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639.3056" calcext:value-type="float">
            <text:p>639.3056</text:p>
          </table:table-cell>
          <table:table-cell office:value-type="float" office:value="298106" calcext:value-type="float">
            <text:p>298106</text:p>
          </table:table-cell>
          <table:table-cell office:value-type="float" office:value="4850" calcext:value-type="float">
            <text:p>4850</text:p>
          </table:table-cell>
          <table:table-cell office:value-type="float" office:value="2488" calcext:value-type="float">
            <text:p>2488</text:p>
          </table:table-cell>
          <table:table-cell office:value-type="float" office:value="626.7438" calcext:value-type="float">
            <text:p>626.7438</text:p>
          </table:table-cell>
          <table:table-cell office:value-type="float" office:value="2181.21" calcext:value-type="float">
            <text:p>2181.2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7.6897" calcext:value-type="float">
            <text:p>27.6897</text:p>
          </table:table-cell>
          <table:table-cell office:value-type="float" office:value="199839" calcext:value-type="float">
            <text:p>199839</text:p>
          </table:table-cell>
          <table:table-cell office:value-type="float" office:value="2181.3" calcext:value-type="float">
            <text:p>2181.3</text:p>
          </table:table-cell>
          <table:table-cell office:value-type="float" office:value="650.5326" calcext:value-type="float">
            <text:p>650.5326</text:p>
          </table:table-cell>
          <table:table-cell office:value-type="float" office:value="2181.15" calcext:value-type="float">
            <text:p>2181.1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01.6637" calcext:value-type="float">
            <text:p>201.6637</text:p>
          </table:table-cell>
          <table:table-cell office:value-type="float" office:value="176900" calcext:value-type="float">
            <text:p>176900</text:p>
          </table:table-cell>
          <table:table-cell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1121.43" calcext:value-type="float">
            <text:p>1121.43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1339" calcext:value-type="float">
            <text:p>1800.1339</text:p>
          </table:table-cell>
          <table:table-cell office:value-type="float" office:value="10369357" calcext:value-type="float">
            <text:p>10369357</text:p>
          </table:table-cell>
          <table:table-cell office:value-type="float" office:value="1376.49" calcext:value-type="float">
            <text:p>1376.49</text:p>
          </table:table-cell>
          <table:table-cell office:value-type="float" office:value="1163.24" calcext:value-type="float">
            <text:p>1163.24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1993" calcext:value-type="float">
            <text:p>1800.1993</text:p>
          </table:table-cell>
          <table:table-cell office:value-type="float" office:value="575464" calcext:value-type="float">
            <text:p>575464</text:p>
          </table:table-cell>
          <table:table-cell office:value-type="float" office:value="1376.49" calcext:value-type="float">
            <text:p>1376.49</text:p>
          </table:table-cell>
          <table:table-cell office:value-type="float" office:value="3528" calcext:value-type="float">
            <text:p>3528</text:p>
          </table:table-cell>
          <table:table-cell office:value-type="float" office:value="13.2139" calcext:value-type="float">
            <text:p>13.2139</text:p>
          </table:table-cell>
          <table:table-cell office:value-type="float" office:value="972" calcext:value-type="float">
            <text:p>97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719" calcext:value-type="float">
            <text:p>0.0719</text:p>
          </table:table-cell>
          <table:table-cell office:value-type="float" office:value="173" calcext:value-type="float">
            <text:p>173</text:p>
          </table:table-cell>
          <table:table-cell office:value-type="float" office:value="972" calcext:value-type="float">
            <text:p>972</text:p>
          </table:table-cell>
          <table:table-cell office:value-type="float" office:value="15.1054" calcext:value-type="float">
            <text:p>15.1054</text:p>
          </table:table-cell>
          <table:table-cell office:value-type="float" office:value="972" calcext:value-type="float">
            <text:p>97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.2954" calcext:value-type="float">
            <text:p>1.2954</text:p>
          </table:table-cell>
          <table:table-cell office:value-type="float" office:value="87" calcext:value-type="float">
            <text:p>87</text:p>
          </table:table-cell>
          <table:table-cell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1322.7" calcext:value-type="float">
            <text:p>1322.7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305" calcext:value-type="float">
            <text:p>1800.305</text:p>
          </table:table-cell>
          <table:table-cell office:value-type="float" office:value="9924566" calcext:value-type="float">
            <text:p>9924566</text:p>
          </table:table-cell>
          <table:table-cell office:value-type="float" office:value="2077.14" calcext:value-type="float">
            <text:p>2077.14</text:p>
          </table:table-cell>
          <table:table-cell office:value-type="float" office:value="1399.21" calcext:value-type="float">
            <text:p>1399.2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0045" calcext:value-type="float">
            <text:p>1800.0045</text:p>
          </table:table-cell>
          <table:table-cell office:value-type="float" office:value="1455466" calcext:value-type="float">
            <text:p>1455466</text:p>
          </table:table-cell>
          <table:table-cell office:value-type="float" office:value="2077.14" calcext:value-type="float">
            <text:p>2077.14</text:p>
          </table:table-cell>
          <table:table-cell office:value-type="float" office:value="1406" calcext:value-type="float">
            <text:p>1406</text:p>
          </table:table-cell>
          <table:table-cell office:value-type="float" office:value="10.9533" calcext:value-type="float">
            <text:p>10.9533</text:p>
          </table:table-cell>
          <table:table-cell office:value-type="float" office:value="977.1" calcext:value-type="float">
            <text:p>977.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856" calcext:value-type="float">
            <text:p>0.0856</text:p>
          </table:table-cell>
          <table:table-cell office:value-type="float" office:value="779" calcext:value-type="float">
            <text:p>779</text:p>
          </table:table-cell>
          <table:table-cell office:value-type="float" office:value="977.32" calcext:value-type="float">
            <text:p>977.32</text:p>
          </table:table-cell>
          <table:table-cell office:value-type="float" office:value="10.9905" calcext:value-type="float">
            <text:p>10.9905</text:p>
          </table:table-cell>
          <table:table-cell office:value-type="float" office:value="977.09" calcext:value-type="float">
            <text:p>977.09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81" calcext:value-type="float">
            <text:p>0.81</text:p>
          </table:table-cell>
          <table:table-cell office:value-type="float" office:value="922" calcext:value-type="float">
            <text:p>922</text:p>
          </table:table-cell>
          <table:table-cell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969.5" calcext:value-type="float">
            <text:p>969.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0846" calcext:value-type="float">
            <text:p>1800.0846</text:p>
          </table:table-cell>
          <table:table-cell office:value-type="float" office:value="18447177" calcext:value-type="float">
            <text:p>18447177</text:p>
          </table:table-cell>
          <table:table-cell office:value-type="float" office:value="1672.5" calcext:value-type="float">
            <text:p>1672.5</text:p>
          </table:table-cell>
          <table:table-cell office:value-type="float" office:value="1061.25" calcext:value-type="float">
            <text:p>1061.2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2209" calcext:value-type="float">
            <text:p>1800.2209</text:p>
          </table:table-cell>
          <table:table-cell office:value-type="float" office:value="1972482" calcext:value-type="float">
            <text:p>1972482</text:p>
          </table:table-cell>
          <table:table-cell office:value-type="float" office:value="1672.75" calcext:value-type="float">
            <text:p>1672.75</text:p>
          </table:table-cell>
          <table:table-cell office:value-type="float" office:value="1920" calcext:value-type="float">
            <text:p>1920</text:p>
          </table:table-cell>
          <table:table-cell office:value-type="float" office:value="7.8953" calcext:value-type="float">
            <text:p>7.8953</text:p>
          </table:table-cell>
          <table:table-cell office:value-type="float" office:value="867" calcext:value-type="float">
            <text:p>867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26" calcext:value-type="float">
            <text:p>0.0326</text:p>
          </table:table-cell>
          <table:table-cell office:value-type="float" office:value="60" calcext:value-type="float">
            <text:p>60</text:p>
          </table:table-cell>
          <table:table-cell office:value-type="float" office:value="867" calcext:value-type="float">
            <text:p>867</text:p>
          </table:table-cell>
          <table:table-cell office:value-type="float" office:value="8.1956" calcext:value-type="float">
            <text:p>8.1956</text:p>
          </table:table-cell>
          <table:table-cell office:value-type="float" office:value="867" calcext:value-type="float">
            <text:p>867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3103" calcext:value-type="float">
            <text:p>0.3103</text:p>
          </table:table-cell>
          <table:table-cell office:value-type="float" office:value="62" calcext:value-type="float">
            <text:p>62</text:p>
          </table:table-cell>
          <table:table-cell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24601.txt </text:p>
          </table:table-cell>
          <table:table-cell office:value-type="float" office:value="63" calcext:value-type="float">
            <text:p>63</text:p>
          </table:table-cell>
          <table:table-cell office:value-type="float" office:value="1996.66" calcext:value-type="float">
            <text:p>1996.66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3005" calcext:value-type="float">
            <text:p>1800.3005</text:p>
          </table:table-cell>
          <table:table-cell office:value-type="float" office:value="10946453" calcext:value-type="float">
            <text:p>10946453</text:p>
          </table:table-cell>
          <table:table-cell office:value-type="float" office:value="2938.85" calcext:value-type="float">
            <text:p>2938.85</text:p>
          </table:table-cell>
          <table:table-cell office:value-type="float" office:value="2195.02" calcext:value-type="float">
            <text:p>2195.02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2072" calcext:value-type="float">
            <text:p>1800.2072</text:p>
          </table:table-cell>
          <table:table-cell office:value-type="float" office:value="679306" calcext:value-type="float">
            <text:p>679306</text:p>
          </table:table-cell>
          <table:table-cell office:value-type="float" office:value="2938.85" calcext:value-type="float">
            <text:p>2938.85</text:p>
          </table:table-cell>
          <table:table-cell office:value-type="float" office:value="3782" calcext:value-type="float">
            <text:p>3782</text:p>
          </table:table-cell>
          <table:table-cell office:value-type="float" office:value="7.9964" calcext:value-type="float">
            <text:p>7.9964</text:p>
          </table:table-cell>
          <table:table-cell office:value-type="float" office:value="964" calcext:value-type="float">
            <text:p>964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49" calcext:value-type="float">
            <text:p>0.0249</text:p>
          </table:table-cell>
          <table:table-cell office:value-type="float" office:value="92" calcext:value-type="float">
            <text:p>92</text:p>
          </table:table-cell>
          <table:table-cell office:value-type="float" office:value="964" calcext:value-type="float">
            <text:p>964</text:p>
          </table:table-cell>
          <table:table-cell office:value-type="float" office:value="9.1184" calcext:value-type="float">
            <text:p>9.1184</text:p>
          </table:table-cell>
          <table:table-cell office:value-type="float" office:value="964" calcext:value-type="float">
            <text:p>964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6689" calcext:value-type="float">
            <text:p>0.6689</text:p>
          </table:table-cell>
          <table:table-cell office:value-type="float" office:value="95" calcext:value-type="float">
            <text:p>95</text:p>
          </table:table-cell>
          <table:table-cell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490.57" calcext:value-type="float">
            <text:p>490.57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1806" calcext:value-type="float">
            <text:p>1800.1806</text:p>
          </table:table-cell>
          <table:table-cell office:value-type="float" office:value="6290571" calcext:value-type="float">
            <text:p>6290571</text:p>
          </table:table-cell>
          <table:table-cell office:value-type="float" office:value="618.93" calcext:value-type="float">
            <text:p>618.93</text:p>
          </table:table-cell>
          <table:table-cell office:value-type="float" office:value="498.07" calcext:value-type="float">
            <text:p>498.07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1081" calcext:value-type="float">
            <text:p>1800.1081</text:p>
          </table:table-cell>
          <table:table-cell office:value-type="float" office:value="2544010" calcext:value-type="float">
            <text:p>2544010</text:p>
          </table:table-cell>
          <table:table-cell office:value-type="float" office:value="616.88" calcext:value-type="float">
            <text:p>616.88</text:p>
          </table:table-cell>
          <table:table-cell office:value-type="float" office:value="800" calcext:value-type="float">
            <text:p>800</text:p>
          </table:table-cell>
          <table:table-cell office:value-type="float" office:value="447.0714" calcext:value-type="float">
            <text:p>447.0714</text:p>
          </table:table-cell>
          <table:table-cell office:value-type="float" office:value="430.35" calcext:value-type="float">
            <text:p>430.3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1865" calcext:value-type="float">
            <text:p>1800.1865</text:p>
          </table:table-cell>
          <table:table-cell office:value-type="float" office:value="1052342" calcext:value-type="float">
            <text:p>1052342</text:p>
          </table:table-cell>
          <table:table-cell office:value-type="float" office:value="438.04" calcext:value-type="float">
            <text:p>438.04</text:p>
          </table:table-cell>
          <table:table-cell office:value-type="float" office:value="381.8872" calcext:value-type="float">
            <text:p>381.8872</text:p>
          </table:table-cell>
          <table:table-cell office:value-type="float" office:value="428.85" calcext:value-type="float">
            <text:p>428.8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0003" calcext:value-type="float">
            <text:p>1800.0003</text:p>
          </table:table-cell>
          <table:table-cell office:value-type="float" office:value="3357211" calcext:value-type="float">
            <text:p>3357211</text:p>
          </table:table-cell>
          <table:table-cell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7737.13" calcext:value-type="float">
            <text:p>7737.13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1999" calcext:value-type="float">
            <text:p>1800.1999</text:p>
          </table:table-cell>
          <table:table-cell office:value-type="float" office:value="5988777" calcext:value-type="float">
            <text:p>5988777</text:p>
          </table:table-cell>
          <table:table-cell office:value-type="float" office:value="10443.48" calcext:value-type="float">
            <text:p>10443.48</text:p>
          </table:table-cell>
          <table:table-cell office:value-type="float" office:value="8130.35" calcext:value-type="float">
            <text:p>8130.3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3221" calcext:value-type="float">
            <text:p>1800.3221</text:p>
          </table:table-cell>
          <table:table-cell office:value-type="float" office:value="1077696" calcext:value-type="float">
            <text:p>1077696</text:p>
          </table:table-cell>
          <table:table-cell office:value-type="float" office:value="10443.48" calcext:value-type="float">
            <text:p>10443.48</text:p>
          </table:table-cell>
          <table:table-cell office:value-type="float" office:value="702" calcext:value-type="float">
            <text:p>702</text:p>
          </table:table-cell>
          <table:table-cell office:value-type="float" office:value="50.1547" calcext:value-type="float">
            <text:p>50.1547</text:p>
          </table:table-cell>
          <table:table-cell office:value-type="float" office:value="5176.2" calcext:value-type="float">
            <text:p>5176.2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915.4344" calcext:value-type="float">
            <text:p>1915.4344</text:p>
          </table:table-cell>
          <table:table-cell office:value-type="float" office:value="715576" calcext:value-type="float">
            <text:p>715576</text:p>
          </table:table-cell>
          <table:table-cell office:value-type="float" office:value="5742.98" calcext:value-type="float">
            <text:p>5742.98</text:p>
          </table:table-cell>
          <table:table-cell office:value-type="float" office:value="47.3813" calcext:value-type="float">
            <text:p>47.3813</text:p>
          </table:table-cell>
          <table:table-cell office:value-type="float" office:value="5203.25" calcext:value-type="float">
            <text:p>5203.2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2677" calcext:value-type="float">
            <text:p>1800.2677</text:p>
          </table:table-cell>
          <table:table-cell office:value-type="float" office:value="524563" calcext:value-type="float">
            <text:p>524563</text:p>
          </table:table-cell>
          <table:table-cell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2:30:15.442577166</meta:creation-date>
    <dc:date>2025-01-13T14:48:25.441046224</dc:date>
    <meta:editing-duration>PT2M2S</meta:editing-duration>
    <meta:editing-cycles>2</meta:editing-cycles>
    <meta:generator>LibreOffice/7.3.7.2$Linux_X86_64 LibreOffice_project/30$Build-2</meta:generator>
    <meta:document-statistic meta:table-count="1" meta:cell-count="409" meta:object-count="0"/>
  </office:meta>
</office:document-meta>
</file>